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8cm" fo:min-width="2.35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7cm" fo:min-width="2.08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5.465cm" fo:min-width="7.755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0.703cm" fo:min-width="1.087cm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fill-color="#ffb66c" draw:textarea-horizontal-align="justify" draw:textarea-vertical-align="middle" draw:auto-grow-height="false" fo:min-height="0.068cm" fo:min-width="1.167cm"/>
    </style:style>
    <style:style style:name="gr7" style:family="graphic" style:parent-style-name="standard">
      <style:graphic-properties draw:fill-color="#ffb66c" draw:textarea-horizontal-align="justify" draw:textarea-vertical-align="middle" draw:auto-grow-height="false" fo:min-height="0.068cm" fo:min-width="0.612cm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b66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7cm" svg:height="1.588cm" svg:x="3.222cm" svg:y="6.614cm">
          <text:p text:style-name="P1">Input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87cm" svg:height="1.587cm" svg:x="16.892cm" svg:y="6.556cm">
          <text:p text:style-name="P1">Decis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5cm" svg:height="5.715cm" svg:x="7.667cm" svg:y="4.492cm">
          <text:p text:style-name="P1">Algorithm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2" draw:layer="layout" svg:width="1.587cm" svg:height="0.953cm" svg:x="8.303cm" svg:y="6.7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587cm" svg:height="0.953cm" svg:x="10.208cm" svg:y="6.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587cm" svg:height="0.953cm" svg:x="10.208cm" svg:y="7.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587cm" svg:height="0.953cm" svg:x="12.113cm" svg:y="5.4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587cm" svg:height="0.953cm" svg:x="12.113cm" svg:y="6.7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587cm" svg:height="0.953cm" svg:x="12.112cm" svg:y="7.9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587cm" svg:height="0.953cm" svg:x="14.018cm" svg:y="5.1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587cm" svg:height="0.953cm" svg:x="14.017cm" svg:y="6.3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587cm" svg:height="0.953cm" svg:x="14.018cm" svg:y="7.6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587cm" svg:height="0.953cm" svg:x="14.017cm" svg:y="8.937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3" draw:layer="layout" svg:x1="9.255cm" svg:y1="7.032cm" svg:x2="10.207cm" svg:y2="6.715cm">
          <text:p/>
        </draw:line>
        <draw:line draw:style-name="gr5" draw:text-style-name="P3" draw:layer="layout" svg:x1="11.477cm" svg:y1="6.397cm" svg:x2="12.429cm" svg:y2="6.08cm">
          <text:p/>
        </draw:line>
        <draw:line draw:style-name="gr5" draw:text-style-name="P3" draw:layer="layout" svg:x1="13.383cm" svg:y1="5.762cm" svg:x2="14.335cm" svg:y2="5.445cm">
          <text:p/>
        </draw:line>
        <draw:line draw:style-name="gr5" draw:text-style-name="P3" draw:layer="layout" svg:x1="13.382cm" svg:y1="7.032cm" svg:x2="14.334cm" svg:y2="6.715cm">
          <text:p/>
        </draw:line>
        <draw:line draw:style-name="gr5" draw:text-style-name="P3" draw:layer="layout" svg:x1="13.383cm" svg:y1="8.302cm" svg:x2="14.335cm" svg:y2="7.985cm">
          <text:p/>
        </draw:line>
        <draw:line draw:style-name="gr5" draw:text-style-name="P3" draw:layer="layout" svg:x1="9.255cm" svg:y1="7.009cm" svg:x2="10.207cm" svg:y2="6.692cm">
          <text:p/>
        </draw:line>
        <draw:line draw:style-name="gr5" draw:text-style-name="P3" draw:layer="layout" svg:x1="11.477cm" svg:y1="7.667cm" svg:x2="12.429cm" svg:y2="7.35cm">
          <text:p/>
        </draw:line>
        <draw:line draw:style-name="gr5" draw:text-style-name="P3" draw:layer="layout" svg:x1="13.381cm" svg:y1="8.937cm" svg:x2="14.335cm" svg:y2="9.247cm">
          <text:p/>
        </draw:line>
        <draw:line draw:style-name="gr5" draw:text-style-name="P3" draw:layer="layout" svg:x1="11.476cm" svg:y1="6.715cm" svg:x2="12.43cm" svg:y2="7.025cm">
          <text:p/>
        </draw:line>
        <draw:line draw:style-name="gr5" draw:text-style-name="P3" draw:layer="layout" svg:x1="13.381cm" svg:y1="6.087cm" svg:x2="14.335cm" svg:y2="6.397cm">
          <text:p/>
        </draw:line>
        <draw:line draw:style-name="gr5" draw:text-style-name="P3" draw:layer="layout" svg:x1="11.476cm" svg:y1="7.992cm" svg:x2="12.43cm" svg:y2="8.302cm">
          <text:p/>
        </draw:line>
        <draw:line draw:style-name="gr5" draw:text-style-name="P3" draw:layer="layout" svg:x1="9.255cm" svg:y1="7.382cm" svg:x2="10.209cm" svg:y2="7.692cm">
          <text:p/>
        </draw:line>
        <draw:line draw:style-name="gr5" draw:text-style-name="P3" draw:layer="layout" svg:x1="13.382cm" svg:y1="7.357cm" svg:x2="14.336cm" svg:y2="7.667cm">
          <text:p/>
        </draw:line>
        <draw:custom-shape draw:style-name="gr6" draw:text-style-name="P4" draw:layer="layout" svg:width="1.905cm" svg:height="0.635cm" svg:x="6.08cm" svg:y="7.0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.27cm" svg:height="0.635cm" svg:x="15.605cm" svg:y="7.0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3T11:29:02.169115007</meta:creation-date>
    <dc:date>2021-01-13T19:00:15.004437187</dc:date>
    <meta:editing-duration>PT7H52S</meta:editing-duration>
    <meta:editing-cycles>1</meta:editing-cycles>
    <meta:document-statistic meta:object-count="29"/>
    <meta:generator>LibreOffice/7.0.3.1$Linux_X86_64 LibreOffice_project/00$Build-1</meta:generator>
  </office:meta>
</office:document-meta>
</file>